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she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cub,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quietly in response. I do not feel grief. Elda spoke.</text:p>
      <text:p text:style-name="P14"/>
      <text:p text:style-name="P14">“We live in a strange society Avolc. We build our society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text:soft-page-break/>My coat felt fresh and clean. We bid our farewells. It was the first time I seen Elda a little stump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text:soft-page-break/>We are almost upon them now, the attentive charging head-long toward them. We had wind in our backs and high 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text:soft-page-break/>back of a companion to hurtle himself over or on top of the line of gators that thought they could form up an 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here is no time to dodge, I try to block it but the impact is hard. And soon painful.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1-13T00:08:57.14</dc:date>
    <meta:editing-duration>P11DT5M15S</meta:editing-duration>
    <meta:editing-cycles>117</meta:editing-cycles>
    <meta:generator>OpenOffice/4.1.1$Win32 OpenOffice.org_project/411m6$Build-9775</meta:generator>
    <meta:document-statistic meta:table-count="0" meta:image-count="0" meta:object-count="0" meta:page-count="65" meta:paragraph-count="1021" meta:word-count="29892" meta:character-count="164000"/>
  </office:meta>
</office:document-meta>
</file>